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language="en" fo:country="US"/>
    </style:style>
    <style:style style:name="P2" style:parent-style-name="Обычный" style:family="paragraph">
      <style:text-properties fo:language="en" fo:country="US"/>
    </style:style>
    <style:style style:name="P3" style:parent-style-name="Обычный" style:family="paragraph">
      <style:text-properties fo:language="en" fo:country="US"/>
    </style:style>
    <style:style style:name="P4" style:parent-style-name="Обычный" style:family="paragraph">
      <style:text-properties fo:language="en" fo:country="US"/>
    </style:style>
    <style:style style:name="P5" style:parent-style-name="Обычный" style:family="paragraph">
      <style:text-properties fo:language="en" fo:country="US"/>
    </style:style>
    <style:style style:name="P6" style:parent-style-name="Обычный" style:family="paragraph">
      <style:text-properties fo:language="en" fo:country="US"/>
    </style:style>
    <style:style style:name="P7" style:parent-style-name="Обычный" style:family="paragraph">
      <style:text-properties fo:language="en" fo:country="US"/>
    </style:style>
    <style:style style:name="P8" style:parent-style-name="Обычный" style:family="paragraph">
      <style:text-properties fo:language="en" fo:country="US"/>
    </style:style>
  </office:automatic-styles>
  <office:body>
    <office:text text:use-soft-page-breaks="true">
      <text:p text:style-name="P1">body {</text:p>
      <text:p text:style-name="P2"><text:s text:c="4"/>font-size: 24px;</text:p>
      <text:p text:style-name="P3">}</text:p>
      <text:p text:style-name="P4">span.red {</text:p>
      <text:p text:style-name="P5"><text:s text:c="4"/>color: red;</text:p>
      <text:p text:style-name="P6">}</text:p>
      <text:p text:style-name="P7">span.green {</text:p>
      <text:p text:style-name="P8"><text:s text:c="4"/>color: green;</text:p>
      <text:p text:style-name="Обычный">}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0F4761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0F4761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0F4761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0F4761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sov.brazil@gmail.com</meta:initial-creator>
    <dc:creator>usov.brazil@gmail.com</dc:creator>
    <meta:creation-date>2025-01-08T14:18:00Z</meta:creation-date>
    <dc:date>2025-01-08T14:19:00Z</dc:date>
    <meta:template xlink:href="Normal" xlink:type="simple"/>
    <meta:editing-cycles>1</meta:editing-cycles>
    <meta:editing-duration>PT60S</meta:editing-duration>
    <meta:document-statistic meta:page-count="1" meta:paragraph-count="1" meta:word-count="13" meta:character-count="92" meta:row-count="1" meta:non-whitespace-character-count="80"/>
  </office:meta>
</office:document-meta>
</file>